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2.9516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c9211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dee6ef" fo:border="0.06pt solid #000000"/>
    </style:style>
    <style:style style:name="ce49" style:family="table-cell" style:parent-style-name="Default">
      <style:table-cell-properties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_el=128" table:style-name="ta1">
        <table:table-column table:style-name="co1" table:number-columns-repeated="5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number-columns-repeated="40" table:default-cell-style-name="Default"/>
        <table:table-column table:style-name="co1" table:number-columns-repeated="975" table:default-cell-style-name="ce6"/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mpi.comm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9776in" svg:y="0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/>
          <table:table-cell table:style-name="ce32"/>
          <table:table-cell table:number-columns-repeated="38"/>
          <table:table-cell table:style-name="ce1" table:number-columns-repeated="15"/>
          <table:table-cell table:style-name="Default" table:number-columns-repeated="96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7.1" calcext:value-type="float">
            <text:p>97.1</text:p>
          </table:table-cell>
          <table:table-cell table:number-columns-repeated="40"/>
          <table:table-cell table:style-name="ce2" table:number-columns-repeated="975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97.4" calcext:value-type="float">
            <text:p>97.4</text:p>
          </table:table-cell>
          <table:table-cell table:number-columns-repeated="40"/>
          <table:table-cell table:style-name="ce2" table:number-columns-repeated="975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.3" calcext:value-type="float">
            <text:p>96.3</text:p>
          </table:table-cell>
          <table:table-cell table:number-columns-repeated="40"/>
          <table:table-cell table:style-name="ce2" table:number-columns-repeated="975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5.2" calcext:value-type="float">
            <text:p>75.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.3" calcext:value-type="float">
            <text:p>50.3</text:p>
          </table:table-cell>
          <table:table-cell table:style-name="ce3" office:value-type="float" office:value="34.2" calcext:value-type="float">
            <text:p>34.2</text:p>
          </table:table-cell>
          <table:table-cell table:number-columns-repeated="40"/>
          <table:table-cell table:style-name="ce3" table:number-columns-repeated="975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4.1" calcext:value-type="float">
            <text:p>74.1</text:p>
          </table:table-cell>
          <table:table-cell table:style-name="ce3" office:value-type="float" office:value="36.6" calcext:value-type="float">
            <text:p>36.6</text:p>
          </table:table-cell>
          <table:table-cell table:style-name="ce3" office:value-type="float" office:value="49.7" calcext:value-type="float">
            <text:p>49.7</text:p>
          </table:table-cell>
          <table:table-cell table:style-name="ce3" office:value-type="float" office:value="33.8" calcext:value-type="float">
            <text:p>33.8</text:p>
          </table:table-cell>
          <table:table-cell table:number-columns-repeated="40"/>
          <table:table-cell table:style-name="ce3" table:number-columns-repeated="975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3.4" calcext:value-type="float">
            <text:p>63.4</text:p>
          </table:table-cell>
          <table:table-cell table:style-name="ce3" office:value-type="float" office:value="31.5" calcext:value-type="float">
            <text:p>31.5</text:p>
          </table:table-cell>
          <table:table-cell table:style-name="ce3" office:value-type="float" office:value="42.6" calcext:value-type="float">
            <text:p>42.6</text:p>
          </table:table-cell>
          <table:table-cell table:style-name="ce3" office:value-type="float" office:value="28.8" calcext:value-type="float">
            <text:p>28.8</text:p>
          </table:table-cell>
          <table:table-cell table:number-columns-repeated="40"/>
          <table:table-cell table:style-name="ce3" table:number-columns-repeated="975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57.9" calcext:value-type="float">
            <text:p>57.9</text:p>
          </table:table-cell>
          <table:table-cell table:style-name="ce4" office:value-type="float" office:value="21.2" calcext:value-type="float">
            <text:p>21.2</text:p>
          </table:table-cell>
          <table:table-cell table:number-columns-repeated="40"/>
          <table:table-cell table:style-name="ce4" table:number-columns-repeated="975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99.7" calcext:value-type="float">
            <text:p>99.7</text:p>
          </table:table-cell>
          <table:table-cell table:style-name="ce4" office:value-type="float" office:value="39.3" calcext:value-type="float">
            <text:p>39.3</text:p>
          </table:table-cell>
          <table:table-cell table:style-name="ce16" office:value-type="float" office:value="75.7" calcext:value-type="float">
            <office:annotation draw:style-name="gr1" draw:text-style-name="P4" svg:width="1.1413in" svg:height="0.7083in" svg:x="7.763in" svg:y="0.9386in" draw:caption-point-x="-0.2402in" draw:caption-point-y="0.5945in">
              <dc:date>2020-11-24T00:00:00</dc:date>
              <text:p text:style-name="P3"><text:span text:style-name="T1">More iterations</text:span></text:p>
            </office:annotation>
            <text:p>75.7</text:p>
          </table:table-cell>
          <table:table-cell table:style-name="ce4" office:value-type="float" office:value="27.3" calcext:value-type="float">
            <text:p>27.3</text:p>
          </table:table-cell>
          <table:table-cell table:number-columns-repeated="40"/>
          <table:table-cell table:style-name="ce4" table:number-columns-repeated="975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9.9" calcext:value-type="float">
            <text:p>79.9</text:p>
          </table:table-cell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22.2" calcext:value-type="float">
            <text:p>22.2</text:p>
          </table:table-cell>
          <table:table-cell table:number-columns-repeated="40"/>
          <table:table-cell table:style-name="ce4" table:number-columns-repeated="975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75.4" calcext:value-type="float">
            <text:p>75.4</text:p>
          </table:table-cell>
          <table:table-cell table:style-name="ce5" office:value-type="float" office:value="26.4" calcext:value-type="float">
            <text:p>26.4</text:p>
          </table:table-cell>
          <table:table-cell table:style-name="ce5" office:value-type="float" office:value="54.8" calcext:value-type="float">
            <text:p>54.8</text:p>
          </table:table-cell>
          <table:table-cell table:style-name="ce5" office:value-type="float" office:value="19.5" calcext:value-type="float">
            <text:p>19.5</text:p>
          </table:table-cell>
          <table:table-cell table:number-columns-repeated="40"/>
          <table:table-cell table:style-name="ce5" table:number-columns-repeated="975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180" calcext:value-type="float">
            <text:p>180</text:p>
          </table:table-cell>
          <table:table-cell table:style-name="ce15" office:value-type="float" office:value="95.5" calcext:value-type="float">
            <office:annotation draw:style-name="gr1" draw:text-style-name="P4" svg:width="1.1413in" svg:height="0.7083in" svg:x="5.702in" svg:y="1.4717in" draw:caption-point-x="-0.2402in" draw:caption-point-y="0.5945in">
              <dc:date>2020-11-24T00:00:00</dc:date>
              <text:p text:style-name="P3"><text:span text:style-name="T1">More iterations</text:span></text:p>
            </office:annotation>
            <text:p>95.5</text:p>
          </table:table-cell>
          <table:table-cell table:style-name="ce5" office:value-type="float" office:value="29.4" calcext:value-type="float">
            <text:p>29.4</text:p>
          </table:table-cell>
          <table:table-cell table:style-name="ce5" office:value-type="float" office:value="68.2" calcext:value-type="float">
            <text:p>68.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0"/>
          <table:table-cell table:style-name="ce5" table:number-columns-repeated="975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77.1" calcext:value-type="float">
            <text:p>77.1</text:p>
          </table:table-cell>
          <table:table-cell table:style-name="ce5" office:value-type="float" office:value="21.5" calcext:value-type="float">
            <text:p>21.5</text:p>
          </table:table-cell>
          <table:table-cell table:style-name="ce5" office:value-type="float" office:value="52.6" calcext:value-type="float">
            <text:p>52.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40"/>
          <table:table-cell table:style-name="ce5" table:number-columns-repeated="975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7" office:value-type="string" calcext:value-type="string">
            <text:p>averag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mpi.comm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9776in" svg:y="3.8402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7"/>
          <table:table-cell table:number-columns-repeated="39"/>
          <table:table-cell table:style-name="ce1" table:number-columns-repeated="15"/>
          <table:table-cell table:style-name="Default" table:number-columns-repeated="960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NT(AVERAGE([.C2:.C4]))" office:value-type="float" office:value="1075" calcext:value-type="float">
            <text:p>1075</text:p>
          </table:table-cell>
          <table:table-cell table:style-name="ce10" table:formula="of:=AVERAGE([.D2:.D4])" office:value-type="float" office:value="597" calcext:value-type="float">
            <text:p>597.00</text:p>
          </table:table-cell>
          <table:table-cell table:style-name="ce10" table:formula="of:=AVERAGE([.E2:.E4])" office:value-type="float" office:value="0" calcext:value-type="float">
            <text:p>0.00</text:p>
          </table:table-cell>
          <table:table-cell table:style-name="ce10" table:formula="of:=AVERAGE([.F2:.F4])" office:value-type="float" office:value="131.333333333333" calcext:value-type="float">
            <text:p>131.33</text:p>
          </table:table-cell>
          <table:table-cell table:style-name="ce10" table:formula="of:=AVERAGE([.G2:.G4])" office:value-type="float" office:value="103" calcext:value-type="float">
            <text:p>103.00</text:p>
          </table:table-cell>
          <table:table-cell table:style-name="ce10" table:formula="of:=AVERAGE([.H2:.H4])" office:value-type="float" office:value="101" calcext:value-type="float">
            <text:p>101.00</text:p>
          </table:table-cell>
          <table:table-cell table:style-name="ce10" table:formula="of:=AVERAGE([.I2:.I4])" office:value-type="float" office:value="96.9333333333333" calcext:value-type="float">
            <text:p>96.93</text:p>
          </table:table-cell>
          <table:table-cell table:style-name="ce17" table:formula="of:=[.D23]-SUM([.E23:.I23])" office:value-type="float" office:value="164.733333333333" calcext:value-type="float">
            <text:p>164.7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INT(AVERAGE([.C5:.C7]))" office:value-type="float" office:value="572" calcext:value-type="float">
            <text:p>572</text:p>
          </table:table-cell>
          <table:table-cell table:style-name="ce11" table:formula="of:=AVERAGE([.D5:.D7])" office:value-type="float" office:value="346.666666666667" calcext:value-type="float">
            <text:p>346.67</text:p>
          </table:table-cell>
          <table:table-cell table:style-name="ce11" table:formula="of:=AVERAGE([.E5:.E7])" office:value-type="float" office:value="159.666666666667" calcext:value-type="float">
            <text:p>159.67</text:p>
          </table:table-cell>
          <table:table-cell table:style-name="ce11" table:formula="of:=AVERAGE([.F5:.F7])" office:value-type="float" office:value="70.9" calcext:value-type="float">
            <text:p>70.90</text:p>
          </table:table-cell>
          <table:table-cell table:style-name="ce11" table:formula="of:=AVERAGE([.G5:.G7])" office:value-type="float" office:value="35.0333333333333" calcext:value-type="float">
            <text:p>35.03</text:p>
          </table:table-cell>
          <table:table-cell table:style-name="ce11" table:formula="of:=AVERAGE([.H5:.H7])" office:value-type="float" office:value="47.5333333333333" calcext:value-type="float">
            <text:p>47.53</text:p>
          </table:table-cell>
          <table:table-cell table:style-name="ce11" table:formula="of:=AVERAGE([.I5:.I7])" office:value-type="float" office:value="32.2666666666667" calcext:value-type="float">
            <text:p>32.27</text:p>
          </table:table-cell>
          <table:table-cell table:style-name="ce17" table:formula="of:=[.D24]-SUM([.E24:.I24])" office:value-type="float" office:value="1.26666666666671" calcext:value-type="float">
            <text:p>1.27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INT(AVERAGE([.C8:.C10]))" office:value-type="float" office:value="660" calcext:value-type="float">
            <text:p>660</text:p>
          </table:table-cell>
          <table:table-cell table:style-name="ce12" table:formula="of:=AVERAGE([.D8:.D10])" office:value-type="float" office:value="370.666666666667" calcext:value-type="float">
            <text:p>370.67</text:p>
          </table:table-cell>
          <table:table-cell table:style-name="ce12" table:formula="of:=AVERAGE([.E8:.E10])" office:value-type="float" office:value="161.333333333333" calcext:value-type="float">
            <text:p>161.33</text:p>
          </table:table-cell>
          <table:table-cell table:style-name="ce12" table:formula="of:=AVERAGE([.F8:.F10])" office:value-type="float" office:value="84.6666666666667" calcext:value-type="float">
            <text:p>84.67</text:p>
          </table:table-cell>
          <table:table-cell table:style-name="ce12" table:formula="of:=AVERAGE([.G8:.G10])" office:value-type="float" office:value="33.6333333333333" calcext:value-type="float">
            <text:p>33.63</text:p>
          </table:table-cell>
          <table:table-cell table:style-name="ce12" table:formula="of:=AVERAGE([.H8:.H10])" office:value-type="float" office:value="64.7333333333333" calcext:value-type="float">
            <text:p>64.73</text:p>
          </table:table-cell>
          <table:table-cell table:style-name="ce12" table:formula="of:=AVERAGE([.I8:.I10])" office:value-type="float" office:value="23.5666666666667" calcext:value-type="float">
            <text:p>23.57</text:p>
          </table:table-cell>
          <table:table-cell table:style-name="ce17" table:formula="of:=[.D25]-SUM([.E25:.I25])" office:value-type="float" office:value="2.73333333333329" calcext:value-type="float">
            <text:p>2.73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INT(AVERAGE([.C11:.C13]))" office:value-type="float" office:value="548" calcext:value-type="float">
            <text:p>548</text:p>
          </table:table-cell>
          <table:table-cell table:style-name="ce13" table:formula="of:=AVERAGE([.D11:.D13])" office:value-type="float" office:value="368.666666666667" calcext:value-type="float">
            <text:p>368.67</text:p>
          </table:table-cell>
          <table:table-cell table:style-name="ce13" table:formula="of:=AVERAGE([.E11:.E13])" office:value-type="float" office:value="179" calcext:value-type="float">
            <text:p>179.00</text:p>
          </table:table-cell>
          <table:table-cell table:style-name="ce13" table:formula="of:=AVERAGE([.F11:.F13])" office:value-type="float" office:value="82.6666666666667" calcext:value-type="float">
            <text:p>82.67</text:p>
          </table:table-cell>
          <table:table-cell table:style-name="ce13" table:formula="of:=AVERAGE([.G11:.G13])" office:value-type="float" office:value="25.7666666666667" calcext:value-type="float">
            <text:p>25.77</text:p>
          </table:table-cell>
          <table:table-cell table:style-name="ce13" table:formula="of:=AVERAGE([.H11:.H13])" office:value-type="float" office:value="58.5333333333333" calcext:value-type="float">
            <text:p>58.53</text:p>
          </table:table-cell>
          <table:table-cell table:style-name="ce13" table:formula="of:=AVERAGE([.I11:.I13])" office:value-type="float" office:value="17.8333333333333" calcext:value-type="float">
            <text:p>17.83</text:p>
          </table:table-cell>
          <table:table-cell table:style-name="ce17" table:formula="of:=[.D26]-SUM([.E26:.I26])" office:value-type="float" office:value="4.86666666666667" calcext:value-type="float">
            <text:p>4.87</text:p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7" office:value-type="string" calcext:value-type="string">
            <text:p>factoriz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mpi.comm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9776in" svg:y="5.6886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number-columns-repeated="40"/>
          <table:table-cell table:style-name="ce1" table:number-columns-repeated="15"/>
          <table:table-cell table:style-name="Default" table:number-columns-repeated="960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3]/[.C23]*1000" office:value-type="float" office:value="1000" calcext:value-type="float">
            <text:p>1000</text:p>
          </table:table-cell>
          <table:table-cell table:style-name="ce10" table:formula="of:=[.D23]/[.C23]*1000" office:value-type="float" office:value="555.348837209302" calcext:value-type="float">
            <text:p>555.35</text:p>
          </table:table-cell>
          <table:table-cell table:style-name="ce10" table:formula="of:=[.E23]/[.C23]*1000" office:value-type="float" office:value="0" calcext:value-type="float">
            <text:p>0.00</text:p>
          </table:table-cell>
          <table:table-cell table:style-name="ce10" table:formula="of:=[.F23]/[.C23]*1000" office:value-type="float" office:value="122.170542635659" calcext:value-type="float">
            <text:p>122.17</text:p>
          </table:table-cell>
          <table:table-cell table:style-name="ce10" table:formula="of:=[.G23]/[.C23]*1000" office:value-type="float" office:value="95.8139534883721" calcext:value-type="float">
            <text:p>95.81</text:p>
          </table:table-cell>
          <table:table-cell table:style-name="ce10" table:formula="of:=[.H23]/[.C23]*1000" office:value-type="float" office:value="93.953488372093" calcext:value-type="float">
            <text:p>93.95</text:p>
          </table:table-cell>
          <table:table-cell table:style-name="ce10" table:formula="of:=[.I23]/[.C23]*1000" office:value-type="float" office:value="90.1705426356589" calcext:value-type="float">
            <text:p>90.17</text:p>
          </table:table-cell>
          <table:table-cell table:style-name="ce17" table:formula="of:=[.D33]-SUM([.E33:.I33])" office:value-type="float" office:value="153.240310077519" calcext:value-type="float">
            <text:p>153.2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[.C24]/[.C24]*1000" office:value-type="float" office:value="1000" calcext:value-type="float">
            <text:p>1000</text:p>
          </table:table-cell>
          <table:table-cell table:style-name="ce11" table:formula="of:=[.D24]/[.C24]*1000" office:value-type="float" office:value="606.060606060606" calcext:value-type="float">
            <text:p>606.06</text:p>
          </table:table-cell>
          <table:table-cell table:style-name="ce11" table:formula="of:=[.E24]/[.C24]*1000" office:value-type="float" office:value="279.137529137529" calcext:value-type="float">
            <text:p>279.14</text:p>
          </table:table-cell>
          <table:table-cell table:style-name="ce11" table:formula="of:=[.F24]/[.C24]*1000" office:value-type="float" office:value="123.951048951049" calcext:value-type="float">
            <text:p>123.95</text:p>
          </table:table-cell>
          <table:table-cell table:style-name="ce11" table:formula="of:=[.G24]/[.C24]*1000" office:value-type="float" office:value="61.2470862470862" calcext:value-type="float">
            <text:p>61.25</text:p>
          </table:table-cell>
          <table:table-cell table:style-name="ce11" table:formula="of:=[.H24]/[.C24]*1000" office:value-type="float" office:value="83.1002331002331" calcext:value-type="float">
            <text:p>83.10</text:p>
          </table:table-cell>
          <table:table-cell table:style-name="ce11" table:formula="of:=[.I24]/[.C24]*1000" office:value-type="float" office:value="56.4102564102564" calcext:value-type="float">
            <text:p>56.41</text:p>
          </table:table-cell>
          <table:table-cell table:style-name="ce17" table:formula="of:=[.D34]-SUM([.E34:.I34])" office:value-type="float" office:value="2.21445221445231" calcext:value-type="float">
            <text:p>2.21</text:p>
          </table:table-cell>
          <table:table-cell table:number-columns-repeated="39"/>
          <table:table-cell table:style-name="ce18" table:number-columns-repeated="975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[.C25]/[.C25]*1000" office:value-type="float" office:value="1000" calcext:value-type="float">
            <text:p>1000</text:p>
          </table:table-cell>
          <table:table-cell table:style-name="ce12" table:formula="of:=[.D25]/[.C25]*1000" office:value-type="float" office:value="561.616161616162" calcext:value-type="float">
            <text:p>561.62</text:p>
          </table:table-cell>
          <table:table-cell table:style-name="ce12" table:formula="of:=[.E25]/[.C25]*1000" office:value-type="float" office:value="244.444444444444" calcext:value-type="float">
            <text:p>244.44</text:p>
          </table:table-cell>
          <table:table-cell table:style-name="ce12" table:formula="of:=[.F25]/[.C25]*1000" office:value-type="float" office:value="128.282828282828" calcext:value-type="float">
            <text:p>128.28</text:p>
          </table:table-cell>
          <table:table-cell table:style-name="ce12" table:formula="of:=[.G25]/[.C25]*1000" office:value-type="float" office:value="50.959595959596" calcext:value-type="float">
            <text:p>50.96</text:p>
          </table:table-cell>
          <table:table-cell table:style-name="ce12" table:formula="of:=[.H25]/[.C25]*1000" office:value-type="float" office:value="98.0808080808081" calcext:value-type="float">
            <text:p>98.08</text:p>
          </table:table-cell>
          <table:table-cell table:style-name="ce12" table:formula="of:=[.I25]/[.C25]*1000" office:value-type="float" office:value="35.7070707070707" calcext:value-type="float">
            <text:p>35.71</text:p>
          </table:table-cell>
          <table:table-cell table:style-name="ce17" table:formula="of:=[.D35]-SUM([.E35:.I35])" office:value-type="float" office:value="4.14141414141409" calcext:value-type="float">
            <text:p>4.14</text:p>
          </table:table-cell>
          <table:table-cell table:number-columns-repeated="39"/>
          <table:table-cell table:style-name="ce19" table:number-columns-repeated="975"/>
        </table:table-row>
        <table:table-row table:style-name="ro3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formula="of:=[.C26]/[.C26]*1000" office:value-type="float" office:value="1000" calcext:value-type="float">
            <text:p>1000</text:p>
          </table:table-cell>
          <table:table-cell table:style-name="ce14" table:formula="of:=[.D26]/[.C26]*1000" office:value-type="float" office:value="672.749391727494" calcext:value-type="float">
            <text:p>672.75</text:p>
          </table:table-cell>
          <table:table-cell table:style-name="ce14" table:formula="of:=[.E26]/[.C26]*1000" office:value-type="float" office:value="326.642335766423" calcext:value-type="float">
            <text:p>326.64</text:p>
          </table:table-cell>
          <table:table-cell table:style-name="ce14" table:formula="of:=[.F26]/[.C26]*1000" office:value-type="float" office:value="150.851581508516" calcext:value-type="float">
            <text:p>150.85</text:p>
          </table:table-cell>
          <table:table-cell table:style-name="ce14" table:formula="of:=[.G26]/[.C26]*1000" office:value-type="float" office:value="47.0194647201946" calcext:value-type="float">
            <text:p>47.02</text:p>
          </table:table-cell>
          <table:table-cell table:style-name="ce14" table:formula="of:=[.H26]/[.C26]*1000" office:value-type="float" office:value="106.812652068127" calcext:value-type="float">
            <text:p>106.81</text:p>
          </table:table-cell>
          <table:table-cell table:style-name="ce14" table:formula="of:=[.I26]/[.C26]*1000" office:value-type="float" office:value="32.5425790754258" calcext:value-type="float">
            <text:p>32.54</text:p>
          </table:table-cell>
          <table:table-cell table:style-name="ce17" table:formula="of:=[.D36]-SUM([.E36:.I36])" office:value-type="float" office:value="8.88077858880774" calcext:value-type="float">
            <text:p>8.88</text:p>
          </table:table-cell>
          <table:table-cell table:number-columns-repeated="39"/>
          <table:table-cell table:style-name="ce20" table:number-columns-repeated="97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11" table:number-rows-spanned="1">
            <text:p>These tests are using “mumps” as the linear solver, which does not scale well with num_pc in large scale optimization problems.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_el=256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1" table:number-columns-repeated="39" table:default-cell-style-name="Default"/>
        <table:table-column table:style-name="co1" table:number-columns-repeated="974" table:default-cell-style-name="ce6"/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089in" svg:y="0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761.5" calcext:value-type="float">
            <text:p>761.5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.757" calcext:value-type="float">
            <text:p>5.757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4715" calcext:value-type="float">
            <text:p>4715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5.908" calcext:value-type="float">
            <text:p>5.908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4847" calcext:value-type="float">
            <text:p>4847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6.088" calcext:value-type="float">
            <text:p>6.088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4437" calcext:value-type="float">
            <text:p>4437</text:p>
          </table:table-cell>
          <table:table-cell table:style-name="ce3" office:value-type="float" office:value="862.4" calcext:value-type="float">
            <text:p>862.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.358" calcext:value-type="float">
            <text:p>7.358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4431" calcext:value-type="float">
            <text:p>4431</text:p>
          </table:table-cell>
          <table:table-cell table:style-name="ce3" office:value-type="float" office:value="874.7" calcext:value-type="float">
            <text:p>874.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.909" calcext:value-type="float">
            <text:p>7.909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4485" calcext:value-type="float">
            <text:p>4485</text:p>
          </table:table-cell>
          <table:table-cell table:style-name="ce3" office:value-type="float" office:value="874.4" calcext:value-type="float">
            <text:p>874.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.235" calcext:value-type="float">
            <text:p>7.235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4138" calcext:value-type="float">
            <text:p>413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1.5" calcext:value-type="float">
            <text:p>11.5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747" calcext:value-type="float">
            <text:p>1747</text:p>
          </table:table-cell>
          <table:table-cell table:style-name="ce4" office:value-type="float" office:value="4186" calcext:value-type="float">
            <text:p>4186</text:p>
          </table:table-cell>
          <table:table-cell table:style-name="ce4" office:value-type="float" office:value="879.3" calcext:value-type="float">
            <text:p>879.3</text:p>
          </table:table-cell>
          <table:table-cell table:style-name="ce4" office:value-type="float" office:value="220" calcext:value-type="float">
            <text:p>220</text:p>
          </table:table-cell>
          <table:table-cell table:style-name="ce22" office:value-type="float" office:value="130" calcext:value-type="float">
            <text:p>130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1.92" calcext:value-type="float">
            <text:p>11.92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4050" calcext:value-type="float">
            <text:p>4050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9.396" calcext:value-type="float">
            <text:p>9.396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571" calcext:value-type="float">
            <text:p>1571</text:p>
          </table:table-cell>
          <table:table-cell table:style-name="ce5" office:value-type="float" office:value="4315" calcext:value-type="float">
            <text:p>4315</text:p>
          </table:table-cell>
          <table:table-cell table:style-name="ce5" office:value-type="float" office:value="998" calcext:value-type="float">
            <text:p>998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4.83" calcext:value-type="float">
            <text:p>14.83</text:p>
          </table:table-cell>
          <table:table-cell table:number-columns-repeated="40"/>
          <table:table-cell table:style-name="ce5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620" calcext:value-type="float">
            <text:p>1620</text:p>
          </table:table-cell>
          <table:table-cell table:style-name="ce5" office:value-type="float" office:value="4408" calcext:value-type="float">
            <text:p>4408</text:p>
          </table:table-cell>
          <table:table-cell table:style-name="ce21" office:value-type="float" office:value="1019" calcext:value-type="float">
            <text:p>1019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8.88" calcext:value-type="float">
            <text:p>18.88</text:p>
          </table:table-cell>
          <table:table-cell table:number-columns-repeated="40"/>
          <table:table-cell table:style-name="ce5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539" calcext:value-type="float">
            <text:p>1539</text:p>
          </table:table-cell>
          <table:table-cell table:style-name="ce5" office:value-type="float" office:value="4315" calcext:value-type="float">
            <text:p>4315</text:p>
          </table:table-cell>
          <table:table-cell table:style-name="ce5" office:value-type="float" office:value="970.8" calcext:value-type="float">
            <text:p>970.8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8.82" calcext:value-type="float">
            <text:p>18.82</text:p>
          </table:table-cell>
          <table:table-cell table:number-columns-repeated="40"/>
          <table:table-cell table:style-name="ce5" table:number-columns-repeated="974"/>
        </table:table-row>
        <table:table-row table:style-name="ro3" table:number-rows-repeated="7">
          <table:table-cell table:number-columns-repeated="1023"/>
        </table:table-row>
        <table:table-row table:style-name="ro3">
          <table:table-cell table:style-name="ce7" office:value-type="string" calcext:value-type="string">
            <text:p>averag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089in" svg:y="3.8402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NT(AVERAGE([.C2:.C4]))" office:value-type="float" office:value="1591" calcext:value-type="float">
            <text:p>1591</text:p>
          </table:table-cell>
          <table:table-cell table:style-name="ce10" table:formula="of:=AVERAGE([.D2:.D4])" office:value-type="float" office:value="4735" calcext:value-type="float">
            <text:p>4735.00</text:p>
          </table:table-cell>
          <table:table-cell table:style-name="ce10" table:formula="of:=AVERAGE([.E2:.E4])" office:value-type="float" office:value="788.833333333333" calcext:value-type="float">
            <text:p>788.83</text:p>
          </table:table-cell>
          <table:table-cell table:style-name="ce10" table:formula="of:=AVERAGE([.F2:.F4])" office:value-type="float" office:value="490.666666666667" calcext:value-type="float">
            <text:p>490.67</text:p>
          </table:table-cell>
          <table:table-cell table:style-name="ce10" table:formula="of:=AVERAGE([.G2:.G4])" office:value-type="float" office:value="185.333333333333" calcext:value-type="float">
            <text:p>185.33</text:p>
          </table:table-cell>
          <table:table-cell table:style-name="ce10" table:formula="of:=AVERAGE([.H2:.H4])" office:value-type="float" office:value="563" calcext:value-type="float">
            <text:p>563.00</text:p>
          </table:table-cell>
          <table:table-cell table:style-name="ce10" table:formula="of:=AVERAGE([.I2:.I4])" office:value-type="float" office:value="5.91766666666667" calcext:value-type="float">
            <text:p>5.92</text:p>
          </table:table-cell>
          <table:table-cell table:style-name="ce24" table:formula="of:=[.D23]-SUM([.E23:.I23])" office:value-type="float" office:value="2701.249" calcext:value-type="float">
            <text:p>2701.25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INT(AVERAGE([.C5:.C7]))" office:value-type="float" office:value="1764" calcext:value-type="float">
            <text:p>1764</text:p>
          </table:table-cell>
          <table:table-cell table:style-name="ce11" table:formula="of:=AVERAGE([.D5:.D7])" office:value-type="float" office:value="4451" calcext:value-type="float">
            <text:p>4451.00</text:p>
          </table:table-cell>
          <table:table-cell table:style-name="ce11" table:formula="of:=AVERAGE([.E5:.E7])" office:value-type="float" office:value="870.5" calcext:value-type="float">
            <text:p>870.50</text:p>
          </table:table-cell>
          <table:table-cell table:style-name="ce11" table:formula="of:=AVERAGE([.F5:.F7])" office:value-type="float" office:value="331" calcext:value-type="float">
            <text:p>331.00</text:p>
          </table:table-cell>
          <table:table-cell table:style-name="ce11" table:formula="of:=AVERAGE([.G5:.G7])" office:value-type="float" office:value="142" calcext:value-type="float">
            <text:p>142.00</text:p>
          </table:table-cell>
          <table:table-cell table:style-name="ce11" table:formula="of:=AVERAGE([.H5:.H7])" office:value-type="float" office:value="368.666666666667" calcext:value-type="float">
            <text:p>368.67</text:p>
          </table:table-cell>
          <table:table-cell table:style-name="ce11" table:formula="of:=AVERAGE([.I5:.I7])" office:value-type="float" office:value="7.50066666666667" calcext:value-type="float">
            <text:p>7.50</text:p>
          </table:table-cell>
          <table:table-cell table:style-name="ce24" table:formula="of:=[.D24]-SUM([.E24:.I24])" office:value-type="float" office:value="2731.33266666667" calcext:value-type="float">
            <text:p>2731.33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INT(AVERAGE([.C8:.C10]))" office:value-type="float" office:value="1687" calcext:value-type="float">
            <text:p>1687</text:p>
          </table:table-cell>
          <table:table-cell table:style-name="ce12" table:formula="of:=AVERAGE([.D8:.D10])" office:value-type="float" office:value="4124.66666666667" calcext:value-type="float">
            <text:p>4124.67</text:p>
          </table:table-cell>
          <table:table-cell table:style-name="ce12" table:formula="of:=AVERAGE([.E8:.E10])" office:value-type="float" office:value="848.766666666667" calcext:value-type="float">
            <text:p>848.77</text:p>
          </table:table-cell>
          <table:table-cell table:style-name="ce12" table:formula="of:=AVERAGE([.F8:.F10])" office:value-type="float" office:value="210.666666666667" calcext:value-type="float">
            <text:p>210.67</text:p>
          </table:table-cell>
          <table:table-cell table:style-name="ce12" table:formula="of:=AVERAGE([.G8:.G10])" office:value-type="float" office:value="124.333333333333" calcext:value-type="float">
            <text:p>124.33</text:p>
          </table:table-cell>
          <table:table-cell table:style-name="ce12" table:formula="of:=AVERAGE([.H8:.H10])" office:value-type="float" office:value="196.333333333333" calcext:value-type="float">
            <text:p>196.33</text:p>
          </table:table-cell>
          <table:table-cell table:style-name="ce12" table:formula="of:=AVERAGE([.I8:.I10])" office:value-type="float" office:value="10.9386666666667" calcext:value-type="float">
            <text:p>10.94</text:p>
          </table:table-cell>
          <table:table-cell table:style-name="ce24" table:formula="of:=[.D25]-SUM([.E25:.I25])" office:value-type="float" office:value="2733.628" calcext:value-type="float">
            <text:p>2733.6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INT(AVERAGE([.C11:.C13]))" office:value-type="float" office:value="1576" calcext:value-type="float">
            <text:p>1576</text:p>
          </table:table-cell>
          <table:table-cell table:style-name="ce13" table:formula="of:=AVERAGE([.D11:.D13])" office:value-type="float" office:value="4346" calcext:value-type="float">
            <text:p>4346.00</text:p>
          </table:table-cell>
          <table:table-cell table:style-name="ce13" table:formula="of:=AVERAGE([.E11:.E13])" office:value-type="float" office:value="995.933333333333" calcext:value-type="float">
            <text:p>995.93</text:p>
          </table:table-cell>
          <table:table-cell table:style-name="ce13" table:formula="of:=AVERAGE([.F11:.F13])" office:value-type="float" office:value="164.333333333333" calcext:value-type="float">
            <text:p>164.33</text:p>
          </table:table-cell>
          <table:table-cell table:style-name="ce13" table:formula="of:=AVERAGE([.G11:.G13])" office:value-type="float" office:value="132.333333333333" calcext:value-type="float">
            <text:p>132.33</text:p>
          </table:table-cell>
          <table:table-cell table:style-name="ce13" table:formula="of:=AVERAGE([.H11:.H13])" office:value-type="float" office:value="135.666666666667" calcext:value-type="float">
            <text:p>135.67</text:p>
          </table:table-cell>
          <table:table-cell table:style-name="ce13" table:formula="of:=AVERAGE([.I11:.I13])" office:value-type="float" office:value="17.51" calcext:value-type="float">
            <text:p>17.51</text:p>
          </table:table-cell>
          <table:table-cell table:style-name="ce24" table:formula="of:=[.D26]-SUM([.E26:.I26])" office:value-type="float" office:value="2900.22333333333" calcext:value-type="float">
            <text:p>2900.22</text:p>
          </table:table-cell>
          <table:table-cell table:number-columns-repeated="1013"/>
        </table:table-row>
        <table:table-row table:style-name="ro3" table:number-rows-repeated="4">
          <table:table-cell table:number-columns-repeated="1023"/>
        </table:table-row>
        <table:table-row table:style-name="ro3">
          <table:table-cell table:style-name="ce7" office:value-type="string" calcext:value-type="string">
            <text:p>factoriz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convertToCSR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8.089in" svg:y="5.6886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3]/[.C23]*1000" office:value-type="float" office:value="1000" calcext:value-type="float">
            <text:p>1000</text:p>
          </table:table-cell>
          <table:table-cell table:style-name="ce10" table:formula="of:=[.D23]/[.C23]*1000" office:value-type="float" office:value="2976.11565053425" calcext:value-type="float">
            <text:p>2976.12</text:p>
          </table:table-cell>
          <table:table-cell table:style-name="ce10" table:formula="of:=[.E23]/[.C23]*1000" office:value-type="float" office:value="495.809763251624" calcext:value-type="float">
            <text:p>495.81</text:p>
          </table:table-cell>
          <table:table-cell table:style-name="ce10" table:formula="of:=[.F23]/[.C23]*1000" office:value-type="float" office:value="308.401424680494" calcext:value-type="float">
            <text:p>308.40</text:p>
          </table:table-cell>
          <table:table-cell table:style-name="ce10" table:formula="of:=[.G23]/[.C23]*1000" office:value-type="float" office:value="116.488581604861" calcext:value-type="float">
            <text:p>116.49</text:p>
          </table:table-cell>
          <table:table-cell table:style-name="ce10" table:formula="of:=[.H23]/[.C23]*1000" office:value-type="float" office:value="353.865493400377" calcext:value-type="float">
            <text:p>353.87</text:p>
          </table:table-cell>
          <table:table-cell table:style-name="ce10" table:formula="of:=[.I23]/[.C23]*1000" office:value-type="float" office:value="3.71946364969621" calcext:value-type="float">
            <text:p>3.72</text:p>
          </table:table-cell>
          <table:table-cell table:style-name="ce24" table:formula="of:=[.D33]-SUM([.E33:.I33])" office:value-type="float" office:value="1697.8309239472" calcext:value-type="float">
            <text:p>1697.83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[.C24]/[.C24]*1000" office:value-type="float" office:value="1000" calcext:value-type="float">
            <text:p>1000</text:p>
          </table:table-cell>
          <table:table-cell table:style-name="ce11" table:formula="of:=[.D24]/[.C24]*1000" office:value-type="float" office:value="2523.24263038549" calcext:value-type="float">
            <text:p>2523.24</text:p>
          </table:table-cell>
          <table:table-cell table:style-name="ce11" table:formula="of:=[.E24]/[.C24]*1000" office:value-type="float" office:value="493.480725623583" calcext:value-type="float">
            <text:p>493.48</text:p>
          </table:table-cell>
          <table:table-cell table:style-name="ce11" table:formula="of:=[.F24]/[.C24]*1000" office:value-type="float" office:value="187.641723356009" calcext:value-type="float">
            <text:p>187.64</text:p>
          </table:table-cell>
          <table:table-cell table:style-name="ce11" table:formula="of:=[.G24]/[.C24]*1000" office:value-type="float" office:value="80.4988662131519" calcext:value-type="float">
            <text:p>80.50</text:p>
          </table:table-cell>
          <table:table-cell table:style-name="ce11" table:formula="of:=[.H24]/[.C24]*1000" office:value-type="float" office:value="208.994708994709" calcext:value-type="float">
            <text:p>208.99</text:p>
          </table:table-cell>
          <table:table-cell table:style-name="ce11" table:formula="of:=[.I24]/[.C24]*1000" office:value-type="float" office:value="4.25207860922147" calcext:value-type="float">
            <text:p>4.25</text:p>
          </table:table-cell>
          <table:table-cell table:style-name="ce24" table:formula="of:=[.D34]-SUM([.E34:.I34])" office:value-type="float" office:value="1548.37452758881" calcext:value-type="float">
            <text:p>1548.37</text:p>
          </table:table-cell>
          <table:table-cell table:number-columns-repeated="39"/>
          <table:table-cell table:style-name="ce18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[.C25]/[.C25]*1000" office:value-type="float" office:value="1000" calcext:value-type="float">
            <text:p>1000</text:p>
          </table:table-cell>
          <table:table-cell table:style-name="ce12" table:formula="of:=[.D25]/[.C25]*1000" office:value-type="float" office:value="2444.97134953566" calcext:value-type="float">
            <text:p>2444.97</text:p>
          </table:table-cell>
          <table:table-cell table:style-name="ce12" table:formula="of:=[.E25]/[.C25]*1000" office:value-type="float" office:value="503.121912665481" calcext:value-type="float">
            <text:p>503.12</text:p>
          </table:table-cell>
          <table:table-cell table:style-name="ce12" table:formula="of:=[.F25]/[.C25]*1000" office:value-type="float" office:value="124.876506619245" calcext:value-type="float">
            <text:p>124.88</text:p>
          </table:table-cell>
          <table:table-cell table:style-name="ce12" table:formula="of:=[.G25]/[.C25]*1000" office:value-type="float" office:value="73.7008496344596" calcext:value-type="float">
            <text:p>73.70</text:p>
          </table:table-cell>
          <table:table-cell table:style-name="ce12" table:formula="of:=[.H25]/[.C25]*1000" office:value-type="float" office:value="116.380162023316" calcext:value-type="float">
            <text:p>116.38</text:p>
          </table:table-cell>
          <table:table-cell table:style-name="ce12" table:formula="of:=[.I25]/[.C25]*1000" office:value-type="float" office:value="6.48409405255878" calcext:value-type="float">
            <text:p>6.48</text:p>
          </table:table-cell>
          <table:table-cell table:style-name="ce24" table:formula="of:=[.D35]-SUM([.E35:.I35])" office:value-type="float" office:value="1620.4078245406" calcext:value-type="float">
            <text:p>1620.41</text:p>
          </table:table-cell>
          <table:table-cell table:number-columns-repeated="39"/>
          <table:table-cell table:style-name="ce19" table:number-columns-repeated="974"/>
        </table:table-row>
        <table:table-row table:style-name="ro3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formula="of:=[.C26]/[.C26]*1000" office:value-type="float" office:value="1000" calcext:value-type="float">
            <text:p>1000</text:p>
          </table:table-cell>
          <table:table-cell table:style-name="ce14" table:formula="of:=[.D26]/[.C26]*1000" office:value-type="float" office:value="2757.61421319797" calcext:value-type="float">
            <text:p>2757.61</text:p>
          </table:table-cell>
          <table:table-cell table:style-name="ce14" table:formula="of:=[.E26]/[.C26]*1000" office:value-type="float" office:value="631.937394247039" calcext:value-type="float">
            <text:p>631.94</text:p>
          </table:table-cell>
          <table:table-cell table:style-name="ce14" table:formula="of:=[.F26]/[.C26]*1000" office:value-type="float" office:value="104.27241962775" calcext:value-type="float">
            <text:p>104.27</text:p>
          </table:table-cell>
          <table:table-cell table:style-name="ce14" table:formula="of:=[.G26]/[.C26]*1000" office:value-type="float" office:value="83.9678510998308" calcext:value-type="float">
            <text:p>83.97</text:p>
          </table:table-cell>
          <table:table-cell table:style-name="ce14" table:formula="of:=[.H26]/[.C26]*1000" office:value-type="float" office:value="86.082910321489" calcext:value-type="float">
            <text:p>86.08</text:p>
          </table:table-cell>
          <table:table-cell table:style-name="ce14" table:formula="of:=[.I26]/[.C26]*1000" office:value-type="float" office:value="11.1104060913706" calcext:value-type="float">
            <text:p>11.11</text:p>
          </table:table-cell>
          <table:table-cell table:style-name="ce24" table:formula="of:=[.D36]-SUM([.E36:.I36])" office:value-type="float" office:value="1840.24323181049" calcext:value-type="float">
            <text:p>1840.24</text:p>
          </table:table-cell>
          <table:table-cell table:number-columns-repeated="39"/>
          <table:table-cell table:style-name="ce20" table:number-columns-repeated="974"/>
        </table:table-row>
        <table:table-row table:style-name="ro3" table:number-rows-repeated="104853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inear Solver" table:style-name="ta1">
        <table:table-column table:style-name="co6" table:default-cell-style-name="ce48"/>
        <table:table-column table:style-name="co7" table:default-cell-style-name="ce49"/>
        <table:table-column table:style-name="co1" table:number-columns-repeated="4" table:default-cell-style-name="ce49"/>
        <table:table-row table:style-name="ro3">
          <table:table-cell/>
          <table:table-cell table:style-name="ce48" office:value-type="string" calcext:value-type="string">
            <text:p>num_ele=2048*2048</text:p>
          </table:table-cell>
          <table:table-cell table:style-name="ce48" office:value-type="string" calcext:value-type="string">
            <text:p>Np=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mg <text:s text:c="13"/></text:p>
          </table:table-cell>
          <table:table-cell office:value-type="string" calcext:value-type="string">
            <text:p><text:s text:c="2"/>Algebraic multigrid <text:s text:c="22"/></text:p>
          </table:table-cell>
          <table:table-cell office:value-type="float" office:value="7.44816393312067" calcext:value-type="float">
            <text:p>7.44816393312067</text:p>
          </table:table-cell>
          <table:table-cell office:value-type="float" office:value="6.90816279104911" calcext:value-type="float">
            <text:p>6.90816279104911</text:p>
          </table:table-cell>
          <table:table-cell office:value-type="float" office:value="5.93177468888462" calcext:value-type="float">
            <text:p>5.93177468888462</text:p>
          </table:table-cell>
          <table:table-cell office:value-type="float" office:value="5.53403110196814" calcext:value-type="float">
            <text:p>5.53403110196814</text:p>
          </table:table-cell>
        </table:table-row>
        <table:table-row table:style-name="ro3">
          <table:table-cell office:value-type="string" calcext:value-type="string">
            <text:p>default <text:s text:c="9"/></text:p>
          </table:table-cell>
          <table:table-cell office:value-type="string" calcext:value-type="string">
            <text:p><text:s text:c="2"/>default preconditioner <text:s text:c="19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ypre_amg <text:s text:c="7"/></text:p>
          </table:table-cell>
          <table:table-cell office:value-type="string" calcext:value-type="string">
            <text:p><text:s text:c="2"/>Hypre algebraic multigrid (BoomerAMG) <text:s text:c="4"/></text:p>
          </table:table-cell>
          <table:table-cell office:value-type="float" office:value="7.38117476995103" calcext:value-type="float">
            <text:p>7.38117476995103</text:p>
          </table:table-cell>
          <table:table-cell office:value-type="float" office:value="6.91859871591441" calcext:value-type="float">
            <text:p>6.91859871591441</text:p>
          </table:table-cell>
          <table:table-cell office:value-type="float" office:value="5.97731984895654" calcext:value-type="float">
            <text:p>5.97731984895654</text:p>
          </table:table-cell>
          <table:table-cell office:value-type="float" office:value="5.63898973097093" calcext:value-type="float">
            <text:p>5.63898973097093</text:p>
          </table:table-cell>
        </table:table-row>
        <table:table-row table:style-name="ro3">
          <table:table-cell office:value-type="string" calcext:value-type="string">
            <text:p>hypre_euclid <text:s text:c="4"/></text:p>
          </table:table-cell>
          <table:table-cell office:value-type="string" calcext:value-type="string">
            <text:p><text:s text:c="2"/>Hypre parallel incomplete LU factorization</text:p>
          </table:table-cell>
          <table:table-cell office:value-type="float" office:value="7.55103677208535" calcext:value-type="float">
            <text:p>7.55103677208535</text:p>
          </table:table-cell>
          <table:table-cell office:value-type="float" office:value="7.00792614207603" calcext:value-type="float">
            <text:p>7.00792614207603</text:p>
          </table:table-cell>
          <table:table-cell office:value-type="float" office:value="5.95755117596127" calcext:value-type="float">
            <text:p>5.95755117596127</text:p>
          </table:table-cell>
          <table:table-cell office:value-type="float" office:value="5.58859372395091" calcext:value-type="float">
            <text:p>5.58859372395091</text:p>
          </table:table-cell>
        </table:table-row>
        <table:table-row table:style-name="ro3">
          <table:table-cell office:value-type="string" calcext:value-type="string">
            <text:p>hypre_parasails <text:s/></text:p>
          </table:table-cell>
          <table:table-cell office:value-type="string" calcext:value-type="string">
            <text:p><text:s text:c="2"/>Hypre parallel sparse approximate inverse </text:p>
          </table:table-cell>
          <table:table-cell office:value-type="float" office:value="7.36823173100129" calcext:value-type="float">
            <text:p>7.36823173100129</text:p>
          </table:table-cell>
          <table:table-cell office:value-type="float" office:value="6.89099172805436" calcext:value-type="float">
            <text:p>6.89099172805436</text:p>
          </table:table-cell>
          <table:table-cell office:value-type="float" office:value="6.04145917110145" calcext:value-type="float">
            <text:p>6.04145917110145</text:p>
          </table:table-cell>
          <table:table-cell office:value-type="float" office:value="5.52003571204841" calcext:value-type="float">
            <text:p>5.52003571204841</text:p>
          </table:table-cell>
        </table:table-row>
        <table:table-row table:style-name="ro3">
          <table:table-cell office:value-type="string" calcext:value-type="string">
            <text:p>icc <text:s text:c="13"/></text:p>
          </table:table-cell>
          <table:table-cell office:value-type="string" calcext:value-type="string">
            <text:p><text:s text:c="2"/>Incomplete Cholesky factorization <text:s text:c="8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u <text:s text:c="13"/></text:p>
          </table:table-cell>
          <table:table-cell office:value-type="string" calcext:value-type="string">
            <text:p><text:s text:c="2"/>Incomplete LU factorization <text:s text:c="14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cobi <text:s text:c="10"/></text:p>
          </table:table-cell>
          <table:table-cell office:value-type="string" calcext:value-type="string">
            <text:p><text:s text:c="2"/>Jacobi iteration <text:s text:c="25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ne <text:s text:c="12"/></text:p>
          </table:table-cell>
          <table:table-cell office:value-type="string" calcext:value-type="string">
            <text:p><text:s text:c="2"/>No preconditioner <text:s text:c="24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tsc_amg <text:s text:c="7"/></text:p>
          </table:table-cell>
          <table:table-cell office:value-type="string" calcext:value-type="string">
            <text:p><text:s text:c="2"/>PETSc algebraic multigrid <text:s text:c="16"/></text:p>
          </table:table-cell>
          <table:table-cell office:value-type="float" office:value="15.7778690829873" calcext:value-type="float">
            <text:p>15.7778690829873</text:p>
          </table:table-cell>
          <table:table-cell office:value-type="float" office:value="14.3291687918827" calcext:value-type="float">
            <text:p>14.3291687918827</text:p>
          </table:table-cell>
          <table:table-cell office:value-type="float" office:value="11.006200365955" calcext:value-type="float">
            <text:p>11.006200365955</text:p>
          </table:table-cell>
          <table:table-cell office:value-type="float" office:value="10.3058118189219" calcext:value-type="float">
            <text:p>10.3058118189219</text:p>
          </table:table-cell>
        </table:table-row>
        <table:table-row table:style-name="ro3">
          <table:table-cell office:value-type="string" calcext:value-type="string">
            <text:p>sor <text:s text:c="13"/></text:p>
          </table:table-cell>
          <table:table-cell office:value-type="string" calcext:value-type="string">
            <text:p><text:s text:c="2"/>Successive over-relaxation 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0:55:30.088624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1:11:13.494946672</meta:creation-date>
    <dc:date>2020-12-07T15:26:22.332293977</dc:date>
    <meta:editing-duration>PT10H53M14S</meta:editing-duration>
    <meta:editing-cycles>8</meta:editing-cycles>
    <meta:generator>LibreOffice/6.4.6.2$Linux_X86_64 LibreOffice_project/40$Build-2</meta:generator>
    <meta:document-statistic meta:table-count="3" meta:cell-count="451" meta:object-count="0"/>
  </office:meta>
</office:document-meta>
</file>